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3fe4e"/>
    </style:style>
    <style:style style:name="P2" style:family="paragraph" style:parent-style-name="Standard">
      <style:paragraph-properties fo:text-align="start" style:justify-single-word="false"/>
      <style:text-properties officeooo:paragraph-rsid="0013fe4e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13fe4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paragraph-rsid="0013fe4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officeooo:paragraph-rsid="0013fe4e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 McKillip</text:p>
      <text:p text:style-name="P1">Section B</text:p>
      <text:p text:style-name="P1">1/21/15</text:p>
      <text:p text:style-name="P2"/>
      <text:p text:style-name="P4">Lab 1: Linux Review</text:p>
      <text:p text:style-name="P2"/>
      <text:p text:style-name="P3">Part 1</text:p>
      <text:p text:style-name="P2">This part was mostly review from my experience with Linux from previous labs and personal experience, but served as a nice refresher.</text:p>
      <text:p text:style-name="P2"/>
      <text:p text:style-name="P3">Part 2</text:p>
      <text:p text:style-name="P2">I have never used GitHub before, so the walk through was very helpful. I knew what GitHub did and why it was used, but I had never used it before. So in this section I learned how to initialize a ssh connection, access lab files, and submit lab files. This section will be very helpful for me when figuring out GitHub in the next few labs.</text:p>
      <text:p text:style-name="P2"/>
      <text:p text:style-name="P3">Part 3</text:p>
      <text:p text:style-name="P2">Again, GNU debugging is a tool I have never used before. I have used debuggers in other programs such as Eclipse IDE and Pycharm IDE. I have never used a debugger in a command line. After going through the tutorial, the debugger seemed very useful. The commands are very similar to the other debuggers I have used, just using command line instead of a GUI.</text:p>
      <text:p text:style-name="P2"/>
      <text:p text:style-name="P3">Part 4</text:p>
      <text:p text:style-name="P2">I had never used Valgrind before. It ties in nicely to what we learned in lecture about heap and stack. I am still trying to learn the intricacies of the two. Valgrind seems to output a user friendly rundown of the memory allocations and memory problems.</text:p>
      <text:p text:style-name="P2"/>
      <text:p text:style-name="P3">Part 5</text:p>
      <text:p text:style-name="P2">To debug this program, I first ran it normally and found out there was an error. Next I tried using Valgrind to narrow down the error and I found:</text:p>
      <text:p text:style-name="P5"><text:tab/><text:tab/>“You entered the 5 character line matt </text:p>
      <text:p text:style-name="P5"><text:tab/><text:tab/>==3482== Invalid read of size 1 </text:p>
      <text:p text:style-name="P5"><text:tab/><text:tab/>==3482== <text:s text:c="3"/>at 0x4006F7: main (rand_string.c:40) </text:p>
      <text:p text:style-name="P5"><text:tab/><text:tab/>==3482== <text:s/>Address 0x5 is not stack'd, malloc'd or (recently) free'd ”</text:p>
      <text:p text:style-name="P2">This output was very similar to the program in part 4. The invalid write of size 1 means that the program tired to write 1 byte past the end of the buffer. </text:p>
      <text:p text:style-name="P2"/>
      <text:p text:style-name="P2">Next I used the GNU debugging tool, ran the program and got the output:</text:p>
      <text:p text:style-name="P5"><text:tab/><text:tab/>“Program received signal SIGSEGV, Segmentation fault. </text:p>
      <text:p text:style-name="P5"><text:tab/><text:tab/>0x00000000004006f7 in main (arg=1, argv=0x7fffffffe148) at rand_string.c:40 </text:p>
      <text:p text:style-name="P5"><text:tab/><text:tab/>40<text:tab/><text:tab/><text:tab/>putchar(string[rand_array[i]]); </text:p>
      <text:p text:style-name="P5"><text:tab/><text:tab/>Missing separate debuginfos, use: debuginfo-install glibc-2.12-1.149.el6_6.4.x86_64 ”</text:p>
      <text:p text:style-name="P2">Then printed the backtrace to narrow down the problem</text:p>
      <text:p text:style-name="P2"><text:tab/><text:tab/><text:span text:style-name="T1">“(gdb) backtrace </text:span></text:p>
      <text:p text:style-name="P5"><text:tab/><text:tab/>#0 <text:s/>0x00000000004006f7 in main (arg=1, argv=0x7fffffffe148) at rand_string.c:40 </text:p>
      <text:p text:style-name="P5"><text:tab/><text:tab/>(gdb) frame 0 </text:p>
      <text:p text:style-name="P5"><text:tab/><text:tab/>#0 <text:s/>0x00000000004006f7 in main (arg=1, argv=0x7fffffffe148) at rand_string.c:40 </text:p>
      <text:p text:style-name="P5"><text:tab/><text:tab/>40<text:tab/><text:tab/><text:tab/>putchar(string[rand_array[i]]);”</text:p>
      <text:p text:style-name="P2"><text:soft-page-break/>From this output I figured the issue was caused in the rand_array[i] section of the code, which was inside a for loop. Once opening the code I found that the for loop terminates at i&lt;length which is causing the error. It should be fixed with i&lt;=length-1 for line 38 and 31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McKillip</meta:initial-creator>
    <meta:creation-date>2015-01-21T10:38:38</meta:creation-date>
    <dc:date>2015-01-21T11:18:35</dc:date>
    <dc:creator>Matt McKillip</dc:creator>
    <meta:editing-duration>PT6M9S</meta:editing-duration>
    <meta:editing-cycles>4</meta:editing-cycles>
    <meta:generator>LibreOffice/4.0.4.2$Linux_X86_64 LibreOffice_project/400m0$Build-2</meta:generator>
    <meta:document-statistic meta:table-count="0" meta:image-count="0" meta:object-count="0" meta:page-count="2" meta:paragraph-count="31" meta:word-count="427" meta:character-count="2554" meta:non-whitespace-character-count="2111"/>
  </office:meta>
</office:document-meta>
</file>